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officeooo:paragraph-rsid="0006bc8a" style:font-name-asian="Times New Roman" style:font-name-complex="Times New Roman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6bc8a" style:font-name-asian="Times New Roman" style:font-name-complex="Times New Roman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50%" style:writing-mode="lr-tb"/>
      <style:text-properties style:font-name="Times New Roman" officeooo:paragraph-rsid="0006bc8a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051b74" style:font-name-asian="Times New Roman" style:font-name-complex="Times New Roman"/>
    </style:style>
    <style:style style:name="T4" style:family="text">
      <style:text-properties style:font-name="Times New Roman" officeooo:rsid="0006bc8a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051b74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06bc8a" style:font-name-asian="Times New Roman" style:font-weight-asian="bold" style:font-name-complex="Times New Roman" style:font-weight-complex="bold"/>
    </style:style>
    <style:style style:name="T8" style:family="text">
      <style:text-properties officeooo:rsid="00051b74"/>
    </style:style>
    <style:style style:name="T9" style:family="text">
      <style:text-properties officeooo:rsid="0006bc8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A</text:span><text:span text:style-name="T5">luno</text:span><text:span text:style-name="T2">: </text:span><text:span text:style-name="T3">Rogério Tristão Junior<text:tab/></text:span><text:span text:style-name="T2"><text:tab/><text:tab/><text:tab/><text:tab/><text:tab/><text:tab/></text:span><text:span text:style-name="T5">Data:</text:span><text:span text:style-name="T2"> 1</text:span><text:span text:style-name="T4">7</text:span><text:span text:style-name="T2">/10/2013</text:span></text:p>
      <text:p text:style-name="P5"><text:span text:style-name="T5">Fase/Iteração:</text:span><text:span text:style-name="T2"> Iteração </text:span><text:span text:style-name="T4">3</text:span><text:span text:style-name="T2"><text:tab/><text:tab/><text:tab/><text:tab/><text:tab/><text:tab/></text:span><text:span text:style-name="T5">Esforço Total:</text:span><text:span text:style-name="T2"> </text:span><text:span text:style-name="T4">10</text:span><text:span text:style-name="T3">,5</text:span><text:span text:style-name="T2"> horas</text:span></text:p>
      <text:p text:style-name="P6"/>
      <text:p text:style-name="P5"><text:span text:style-name="T5">Atividade: </text:span><text:span text:style-name="T7">Criação do projeto em maven</text:span><text:span text:style-name="T6"><text:tab/><text:tab/><text:tab/><text:tab/></text:span><text:span text:style-name="T5"> <text:s text:c="12"/>Esforço: </text:span><text:span text:style-name="T7">7</text:span><text:span text:style-name="T6">,5</text:span><text:span text:style-name="T5"> horas</text:span></text:p>
      <text:p text:style-name="P6">Descrição: <text:span text:style-name="T9">Criação e definição de arquétipos do projeto em maven</text:span></text:p>
      <text:p text:style-name="P9">Produtos: <text:span text:style-name="T9">Projeto pai e módulos em maven</text:span></text:p>
      <text:p text:style-name="P6">Equipe: <text:span text:style-name="T8">Rogério Tristão Junior</text:span></text:p>
      <text:p text:style-name="P11">Artefato: <text:s/><text:span text:style-name="T9">Projeto pai e módulos em maven</text:span></text:p>
      <text:p text:style-name="P3"/>
      <text:p text:style-name="P5"><text:span text:style-name="T5">Atividade: </text:span><text:span text:style-name="T7">Definição das ferramentas que o projeto utilizará</text:span><text:span text:style-name="T2"><text:tab/><text:tab/><text:tab/></text:span><text:span text:style-name="T5">Esforço: </text:span><text:span text:style-name="T7">3</text:span><text:span text:style-name="T5"> horas</text:span></text:p>
      <text:p text:style-name="P6">Descrição: <text:span text:style-name="T9">Definido e organizado, as ferramentas que deverão ser instaladas e configuradas no ambiente da fábrica</text:span></text:p>
      <text:p text:style-name="P9">Produtos: <text:span text:style-name="T9">RELPREV-022013-PCP-Documento_de_solicitacao_de_instalacao_de_softwares</text:span></text:p>
      <text:p text:style-name="P6">Equipe: <text:span text:style-name="T8">Rogério Tristão Junior / Muryllo Tiraza</text:span></text:p>
      <text:p text:style-name="P8">Artefato: <text:span text:style-name="T9">RELPREV-022013-PCP-Documento_de_solicitacao_de_instalacao_de_softwa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- Relatório de Prevenção de Acidentes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/>
    <meta:initial-creator/>
    <meta:editing-cycles>6</meta:editing-cycles>
    <dc:date>2013-10-18T08:13:45.41</dc:date>
    <meta:editing-duration>P0D</meta:editing-duration>
    <meta:document-statistic meta:table-count="0" meta:image-count="1" meta:object-count="0" meta:page-count="1" meta:paragraph-count="15" meta:word-count="106" meta:character-count="897" meta:non-whitespace-character-count="774"/>
  </office:meta>
</office:document-meta>
</file>